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officeooo:rsid="002d1a6d" officeooo:paragraph-rsid="002d1a6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weight="normal" officeooo:paragraph-rsid="002d1a6d" style:font-weight-asian="normal" style:font-weight-complex="normal"/>
    </style:style>
    <style:style style:name="P20" style:family="paragraph" style:parent-style-name="Text_20_body">
      <style:text-properties fo:font-weight="normal" officeooo:rsid="002d1a6d" officeooo:paragraph-rsid="002d995b" style:font-weight-asian="normal" style:font-weight-complex="normal"/>
    </style:style>
    <style:style style:name="P21" style:family="paragraph" style:parent-style-name="Text_20_body">
      <style:text-properties officeooo:rsid="002d995b" officeooo:paragraph-rsid="002d995b"/>
    </style:style>
    <style:style style:name="P22" style:family="paragraph" style:parent-style-name="Text_20_body">
      <style:paragraph-properties fo:text-align="start" style:justify-single-word="false"/>
      <style:text-properties officeooo:rsid="002d995b" officeooo:paragraph-rsid="002d995b"/>
    </style:style>
    <style:style style:name="P23" style:family="paragraph" style:parent-style-name="Text_20_body">
      <style:text-properties officeooo:rsid="002f3517" officeooo:paragraph-rsid="002f3517"/>
    </style:style>
    <style:style style:name="P24"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25"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26"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27"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28"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29"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30"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31"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32"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33"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34" style:family="paragraph" style:parent-style-name="Text_20_body">
      <style:text-properties officeooo:rsid="002bfe51" officeooo:paragraph-rsid="002d1a6d"/>
    </style:style>
    <style:style style:name="P35" style:family="paragraph" style:parent-style-name="Text_20_body">
      <style:text-properties officeooo:rsid="002d1a6d" officeooo:paragraph-rsid="002d1a6d"/>
    </style:style>
    <style:style style:name="P36" style:family="paragraph" style:parent-style-name="Text_20_body">
      <style:text-properties fo:font-weight="normal" officeooo:rsid="002d995b" officeooo:paragraph-rsid="002d995b" style:font-weight-asian="normal" style:font-weight-complex="normal"/>
    </style:style>
    <style:style style:name="P37" style:family="paragraph" style:parent-style-name="Text_20_body">
      <style:text-properties officeooo:rsid="002f88f6"/>
    </style:style>
    <style:style style:name="P38" style:family="paragraph" style:parent-style-name="Text_20_body">
      <style:text-properties officeooo:rsid="002f88f6" officeooo:paragraph-rsid="002f88f6"/>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officeooo:paragraph-rsid="002f88f6"/>
    </style:style>
    <style:style style:name="P41" style:family="paragraph" style:parent-style-name="Text_20_body">
      <style:text-properties officeooo:rsid="00300d6a" officeooo:paragraph-rsid="00300d6a"/>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officeooo:rsid="00197e48"/>
    </style:style>
    <style:style style:name="T10" style:family="text">
      <style:text-properties officeooo:rsid="001b3c61"/>
    </style:style>
    <style:style style:name="T11" style:family="text">
      <style:text-properties officeooo:rsid="001de50c"/>
    </style:style>
    <style:style style:name="T12" style:family="text">
      <style:text-properties officeooo:rsid="0020db95"/>
    </style:style>
    <style:style style:name="T13" style:family="text">
      <style:text-properties officeooo:rsid="00242bf7"/>
    </style:style>
    <style:style style:name="T14" style:family="text">
      <style:text-properties officeooo:rsid="0028b9b6"/>
    </style:style>
    <style:style style:name="T15" style:family="text">
      <style:text-properties officeooo:rsid="002bfe51"/>
    </style:style>
    <style:style style:name="T16" style:family="text">
      <style:text-properties officeooo:rsid="002d1a6d"/>
    </style:style>
    <style:style style:name="T17" style:family="text">
      <style:text-properties officeooo:rsid="002d995b"/>
    </style:style>
    <style:style style:name="T18" style:family="text">
      <style:text-properties officeooo:rsid="002f3517"/>
    </style:style>
    <style:style style:name="T19" style:family="text">
      <style:text-properties officeooo:rsid="002f88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9">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1771667069" text:style-name="L1">
        <text:list-item>
          <text:p text:style-name="P24">Wybierz innego BG. Z nieznanych Tobie powodów, ta postać jest kompletnie odporna na Twoje zdolności specjalizacji, niezależnie od tego, czy pragniesz mu nimi pomóc, czy zagrozić.</text:p>
        </text:list-item>
        <text:list-item>
          <text:p text:style-name="P24">Wybierz innego BG. Wiedziałeś o jego istnieniu przez lata, ale nie sądziłeś, że on Ciebie znał.</text:p>
        </text:list-item>
        <text:list-item>
          <text:p text:style-name="P24">Wybierz innego BG. Zawsze chcesz mu zaimponować, ale sam nie wiesz czemu.</text:p>
        </text:list-item>
        <text:list-item>
          <text:p text:style-name="P24">Wybierz innego BG. Ta postać ma nawyk, który Cię wkurza, ale poza tym jesteś pod wrażeniem jej zdolności.</text:p>
        </text:list-item>
        <text:list-item>
          <text:p text:style-name="P24">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24">Wybierz innego BG. Jeśli znajduje się on w <text:span text:style-name="T10">bliski zasięgu kiedy walczysz, czasami zapewnia on atut, a czasami utrudnia Twój test na atak (szansa 50% na jedno lub drugie, rzucane raz na walkę).</text:span></text:p>
        </text:list-item>
        <text:list-item>
          <text:p text:style-name="P25">Wybierz innego BG. <text:span text:style-name="T10">Kiedyś ocaliłeś mu życie i teraz ma dług wdzięczności. Nie jesteś z tego jakoś bardzo zachwycony – zrobiłeś, co należało zrobić i tyle.</text:span></text:p>
        </text:list-item>
        <text:list-item>
          <text:p text:style-name="P26">Wybierz innego BG. Ta postać ostatnio Cię wyśmiała, co naprawdę Cię zraniło. Jak zamierzasz sobie z tym poradzić (jeśli w ogóle) zależy od Ciebie.</text:p>
        </text:list-item>
        <text:list-item>
          <text:p text:style-name="P27">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27">Wybierz innego BG. Ta postać pochodzi z tego samego miejsca co ty i znaliście się jako dzieci. </text:p>
        </text:list-item>
        <text:list-item>
          <text:p text:style-name="P27">Wybierz innego BG. W przeszłości, nauczył on Cię paru trików dy wykorzystania w walce.</text:p>
        </text:list-item>
        <text:list-item>
          <text:p text:style-name="P27">Wybierz innego BG. Ta postać nie pochwala Twoich metod.</text:p>
        </text:list-item>
        <text:list-item>
          <text:p text:style-name="P27">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27">Wybierz innego BG. <text:span text:style-name="T11">Zawsze próbujesz zachwycić tą postać swoimi umiejętnociami, sprytem, wyglądem lub odwagą. Może jest ona Twoim rywalem, może pragniesz jej szacunku, a może jest ona Twoim obiektem westchnień.</text:span></text:p>
        </text:list-item>
        <text:list-item>
          <text:p text:style-name="P28"><text:soft-page-break/>Wybierz innego BG. Boisz się, że jest on zazdrosny o Twoje zdolności i martwisz się, że może to doprowadzić do problemów. </text:p>
        </text:list-item>
        <text:list-item>
          <text:p text:style-name="P28">Wybierz innego BG. Przypadkowo został złapany w pułapkę, którą założyłeś i musiał się wydostać z niej o własnych siłach.</text:p>
        </text:list-item>
        <text:list-item>
          <text:p text:style-name="P28">Wybierz innego BG. Kiedyś zostałeś zatrudniony, by wyśledzić kogoś, kto był blisko tej postaci.</text:p>
        </text:list-item>
        <text:list-item>
          <text:p text:style-name="P28">Wybierz dwóch BG (najlepiej takich, którzy mogą znaleźć się na trajektorii Twoich ataków). Kiedy nie trafiasz atakiem i MG decyduje, że atak uderzył w kogoś innego niż w Twój cel, trafia on w jedną tych dwóch postaci.</text:p>
        </text:list-item>
        <text:list-item>
          <text:p text:style-name="P28">Wybierz jednego BG. Nie jesteś pewien jak ani skąd, ale ta postać posiada butelki rzadkiego alkoholu i może go dla Ciebie sprowadzić za pół ceny.</text:p>
        </text:list-item>
        <text:list-item>
          <text:p text:style-name="P28">Wybierz jednego BG. Ostatnio straciłeś posiadany przedmiot i przekonałeś samego siebie, że to ten BG go skradł. Czy tak jest w istocie zależy od niego.</text:p>
        </text:list-item>
        <text:list-item>
          <text:p text:style-name="P29">Wybierz jednego BG. On zawsze zdaje się wiedzieć, gdzie jesteś, lub przynajmniej w którym kierunku się znajdujesz w relacji do niego.</text:p>
        </text:list-item>
        <text:list-item>
          <text:p text:style-name="P29">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29">Wybierz jednego BG. Coś sprawia, że jego obecność przeszkadza w Twoich zdolnościach. Kiedy stoi on obok Ciebie, Twoje zdolności specjalizacyjne kosztują 1 dodatkowy punkt więcej.</text:p>
        </text:list-item>
        <text:list-item>
          <text:p text:style-name="P29">Wybierz jednego BG. Coś sprawia, że uzupełnia on Twoje zdolności. Kiedy stoi on obok Ciebie, pierwsza zdolność specjalizacji, z której korzystasz w ciągu danej doby, kosztuje 2 punkty mniej.</text:p>
        </text:list-item>
        <text:list-item>
          <text:p text:style-name="P29">Wybierz jednego BG. Znasz tą postać już jakiś czas, i pomogła ona C<text:span text:style-name="T12">i</text:span> zyskać kontrolę nad Twoimi zdolnościami specjalizacyjnymi.</text:p>
        </text:list-item>
        <text:list-item>
          <text:p text:style-name="P29"><text:s/><text:span text:style-name="T12">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30">Wybierz jednego BG. Jego okazjonalna niezdarność i głośne zachowania irytują Cię.</text:p>
        </text:list-item>
        <text:list-item>
          <text:p text:style-name="P30">Wybierz jednego BG. W niedalekiej przeszłości, gdy trenowaliście, przypadkowo trafiłeś go swoim atakiem, poważnie go raniąc. To od niego zależy, czy żywi urazę, czy też może wybaczył tobie.</text:p>
        </text:list-item>
        <text:list-item>
          <text:p text:style-name="P30">Wybierz jednego BG. Wisi Ci on dużą sumę pieniędzy.</text:p>
        </text:list-item>
        <text:list-item>
          <text:p text:style-name="P30">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30"><text:soft-page-break/>Wybierz jednego BG. Niedawno, przypadkowo (lub celowo) sprawił on, że znalazłeś się w niebezpieczeństwie. Wszystko z Tobą teraz w porządku, ale masz się na baczności w jego obecności.</text:p>
        </text:list-item>
        <text:list-item>
          <text:p text:style-name="P31">Wybierz jednego BG. Z Twojego punktu widzenia, wydaje się on nerwowy w związku z pewną ideą, osobą lub sytuacją. Chciałbyś nauczyć go jak być bardziej wyluzowanym (jeśli tylko Ci na to pozwoli).</text:p>
        </text:list-item>
        <text:list-item>
          <text:p text:style-name="P31">Wybierz jednego BG. Kiedyś nazwał Cię on tchórzem.</text:p>
        </text:list-item>
        <text:list-item>
          <text:p text:style-name="P31">Wybierz jednego BG. Ta postać zawsze rozpoznaje Cię i Twoje ślady, nawet kiedy jesteś w przebraniu lub uciekłeś z danego miejsca dawno temu.</text:p>
        </text:list-item>
        <text:list-item>
          <text:p text:style-name="P31">Wybierz jednego BG. Niechcący spowodowałeś wypadek, który sprawił, że zapadł on w sen tak głęboki, że nie obudził się przez trzy dni. To, czy Ci wybaczył, czy też nie, zależy od niego.</text:p>
        </text:list-item>
        <text:list-item>
          <text:p text:style-name="P31">Wybierz jednego BG. Jesteś przekonany, że jesteście w jakiś sposób spokrewnieni.</text:p>
        </text:list-item>
        <text:list-item>
          <text:p text:style-name="P31">Wybierz jednego BG. Przypadkowo dowiedziałeś się czegoś, co on próbuje utrzymać w tajemnicy. </text:p>
        </text:list-item>
        <text:list-item>
          <text:p text:style-name="P31">Wybierz jednego BG. Jest on szczególnie wrażliwy na co bardziej widocznie zdolności Twojej specjalizacji, i czasami doznaje szoku trwającego parę rund, co utrudnia jego akcje. </text:p>
        </text:list-item>
        <text:list-item>
          <text:p text:style-name="P31">Wybierz jednego BG. Najwyraźniej posiada on cenny przedmiot, który kiedyś był Twój, a który przegrałeś w grach hazardowych lata temu.</text:p>
        </text:list-item>
        <text:list-item>
          <text:p text:style-name="P31">Wybierz jednego BG. Gdyby nie Ty, ta postać oblałaby w przeszłości test zdolności umysłowych.</text:p>
        </text:list-item>
        <text:list-item>
          <text:p text:style-name="P31">Wybierz jednego BG. Bazując na paru komentarzach, które podsłuchałeś, podejrzewasz, że nie darzy on Twojej strefy kompetencji lub ulubionego hobby wielką estymą. </text:p>
        </text:list-item>
        <text:list-item>
          <text:p text:style-name="P32">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32">Wybierz jednego BG. Panicznie boi się on wysokości. Chciałbyś nauczyć go, jak być bardziej wyluzowanym na wysokościach. To od niego zależy decyzja, czy się zgodzi zaakceptować Twoją pomoc.</text:p>
        </text:list-item>
        <text:list-item>
          <text:p text:style-name="P32">Wybierz jednego BG. <text:span text:style-name="T13">Jest on skeptyczny odnośnie Twoich twierdzeń o czymś ważnym, co się przytrafiło Tobie w przeszłości. Może on nawet chcieć cię zdyskredytować lub odkryć “tajemnicę” Twojej historii, choć to zależy od niego.</text:span></text:p>
        </text:list-item>
        <text:list-item>
          <text:p text:style-name="P33">Wybierz jednego BG. Ma on talent do dostrzegania, gdzie Twoje plany mają słabe punkty.</text:p>
        </text:list-item>
        <text:list-item>
          <text:p text:style-name="P33">Wybierz jednego BG. Twarz tej postaci jest tak intrygująca z powodów, których nie rozumiesz, że czasami ją szkicujesz w piasku lub innym medium, do którego masz dostęp.</text:p>
        </text:list-item>
        <text:list-item>
          <text:p text:style-name="P33">Wybierz jednego BG. Ta postać ma dodatkowy zwykły przedmiot od Ciebie – może to być coś, co zrobiłeś lub po prostu coś, co jej ofiarowałeś. (Dany gracz wybiera przedmiot.)</text:p>
        </text:list-item>
        <text:list-item>
          <text:p text:style-name="P33"><text:soft-page-break/>Wybierz jednego BG. Wynajął on Cię, byś wykonał dla niego pewną robotę. Otrzymałeś zapłatę, ale jeszcze nie wykonałeś tej pracy.</text:p>
        </text:list-item>
        <text:list-item>
          <text:p text:style-name="P33">Wybierz jednego BG. Pracowaliście razem kiedyś, i skończyło się to źle.</text:p>
        </text:list-item>
        <text:list-item>
          <text:p text:style-name="P33">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4">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5">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4">Twoje robotyczne twory robią to, czego od nich zażądasz. </text:p>
      <text:p text:style-name="P17"><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17">Poziom 1: Robot-Asystent</text:p>
      <text:p text:style-name="P17">Poziom 1: Twórco Robotów</text:p>
      <text:p text:style-name="P17">Poziom 2: Kontrola Robotów</text:p>
      <text:p text:style-name="P17">Poziom 3: Kompan-Ekspert lub Umiejętna Obrona</text:p>
      <text:p text:style-name="P17">Poziom 4: Unowocześnienie Robota</text:p>
      <text:p text:style-name="P17">Poziom 5: Armia Robotów</text:p>
      <text:p text:style-name="P17">Poziom 6: Robotyczna Ewolucja lub Unowocześnienie Robota</text:p>
      <text:p text:style-name="P17">Wtrącenie MG: Robot zostaje zhackowany, działa randomowo lub niespodziewanie wybucha.</text:p>
      <text:p text:style-name="P14">Chroni Słabszych</text:p>
      <text:p text:style-name="P20">Pomagasz słabszym, pragnącym pomocy i bezsilnym.</text:p>
      <text:p text:style-name="P18"><text:span text:style-name="T16">Poziom</text:span> 1: <text:span text:style-name="T16">Odwaga</text:span></text:p>
      <text:p text:style-name="P19"><text:span text:style-name="T16">Poziom</text:span> 1: <text:span text:style-name="T16">Tarcza Obronna</text:span></text:p>
      <text:p text:style-name="P19"><text:span text:style-name="T16">Poziom</text:span> 2: <text:span text:style-name="T17">Wierny Obrońca</text:span></text:p>
      <text:p text:style-name="P19"><text:span text:style-name="T16">Poziom</text:span> 2: <text:span text:style-name="T17">Empatia</text:span></text:p>
      <text:p text:style-name="P19"><text:span text:style-name="T16">Poziom</text:span> 3: <text:span text:style-name="T17">Podwójni Bronieni lub Prawdziwy Strażnik</text:span></text:p>
      <text:p text:style-name="P19"><text:span text:style-name="T16">Poziom</text:span> 4: <text:span text:style-name="T17">Wyzwanie Bojowe</text:span></text:p>
      <text:p text:style-name="P19"><text:span text:style-name="T16">Poziom</text:span> 5: <text:span text:style-name="T17">Chętna Ofiara</text:span></text:p>
      <text:p text:style-name="P19"><text:span text:style-name="T16">Poziom</text:span> 6: Res<text:span text:style-name="T17">uscytacja lub Prawdziwy Obrońca</text:span></text:p>
      <text:p text:style-name="P36">Wtrącenie MG: Postać skupiona na ochronie innych może czasami wystawić samą siebie do ataku.</text:p>
      <text:p text:style-name="P14">Chroni Wrota</text:p>
      <text:p text:style-name="P21">Każdy chce mieć Ciebie po swojej stronie w walce, ponieważ nic Cię nie omija.</text:p>
      <text:p text:style-name="P21">Poziom 1: Ufortyfikowana Pozycja</text:p>
      <text:p text:style-name="P21">Poziom 1: Do Mnie!</text:p>
      <text:p text:style-name="P21">Poziom 2: Moc i Umysł</text:p>
      <text:p text:style-name="P21">Poziom 3: Budujący Umocnienia lub Odbicie Ataków</text:p>
      <text:p text:style-name="P21">Poziom 4: Większa Ulepszona Moc</text:p>
      <text:p text:style-name="P21">Poziom 5: Pole Wzmacniające</text:p>
      <text:p text:style-name="P21">Poziom 6: Generacja Pola Siłowego lub Atak Oszałamiający</text:p>
      <text:p text:style-name="P22">Wtrącenie MG: Strategicznie ważna struktura się zapada. Wróg atakuje z niespodziewanej strony.</text:p>
      <text:p text:style-name="P14"><text:soft-page-break/>Dotyka Nieba</text:p>
      <text:p text:style-name="P21">Kontrolujesz pogodę.</text:p>
      <text:p text:style-name="P21">Poziom 1: Unoszenie się</text:p>
      <text:p text:style-name="P21">Poziom 2: <text:span text:style-name="T18">Zbroja Wiatru</text:span></text:p>
      <text:p text:style-name="P21">Poziom 3: <text:span text:style-name="T18">Promienie Mocy lub</text:span> <text:span text:style-name="T18">Przywołanie Burzy</text:span></text:p>
      <text:p text:style-name="P21">Poziom 4: <text:span text:style-name="T18">Jeździec Wiatru</text:span></text:p>
      <text:p text:style-name="P21">Poziom 5: <text:span text:style-name="T18">Emisja Zimna</text:span></text:p>
      <text:p text:style-name="P21">Poziom 6: <text:span text:style-name="T18">Kontrola Pogody lub</text:span> <text:span text:style-name="T18">Rydwan Wiatru</text:span></text:p>
      <text:p text:style-name="P23">Wtrącenie MG: Sojusznik jest przypadkowo trafiony przez błyskawicę. Niespodziewane uziemienie zadaje obrażenia. Pogoda jest zmieniona w niewłaściwy sposób i burza wyrywa się spod kontroli. </text:p>
      <text:p text:style-name="P14">Działa pod Przykrywką</text:p>
      <text:p text:style-name="P37">Pod przebraniem kogoś innego, szukasz odpowiedzi, które potężni tego świata pragną zachować dla siebie. </text:p>
      <text:p text:style-name="P38">(Ktoś kto Działa pod Przykrywką może mieć zestaw do przebierania się jako dodatkowy ekwipunek).</text:p>
      <text:p text:style-name="P38">Tier 1: Śledztwo</text:p>
      <text:p text:style-name="P38">Tier 2: Przebranie</text:p>
      <text:p text:style-name="P38">Tier 3: Agent-Prowokator lub Bieg i Walka</text:p>
      <text:p text:style-name="P38">Tier 4: Niezłe Oszustwo</text:p>
      <text:p text:style-name="P38">Tier 5: Korzystanie z Dostępnych Opcji</text:p>
      <text:p text:style-name="P38">Tier 6: Zaufaj Swemu Szcześciu lub Śmiertelny Cios</text:p>
      <text:p text:style-name="P40"><text:span text:style-name="T19">Wtrącenie MG: Pech może zepsuć najlepszy plan. Przebrenie zawodzi. Sprzymierzeńcy okazują się również być agentami.</text:span></text:p>
      <text:p text:style-name="P14">Dzierży Dwie Bronie Naraz</text:p>
      <text:p text:style-name="P38">Dzierżysz stal w obydwu rękach, gotowy stanąć naprzeciwko każdego wroga. </text:p>
      <text:p text:style-name="P38">Tier 1: Podwójne Władanie Lekkimi Broniami </text:p>
      <text:p text:style-name="P38">Tier 2: Podwójny Cios</text:p>
      <text:p text:style-name="P38">Tier 2: Infiltrator</text:p>
      <text:p text:style-name="P38">Tier 3: Podwójne Władanie Średnią Bronią lub Precyzyjne Cięcie</text:p>
      <text:p text:style-name="P38">Tier 4: Podwójna Obrona</text:p>
      <text:p text:style-name="P38">Tier 5: Podwójne Rozproszenie Uwagi</text:p>
      <text:p text:style-name="P38">Tier 6: Rozbrojenie lub Wielokrotny Atak</text:p>
      <text:p text:style-name="P38">Wtrącenie MG: Ostrze łamie się w połowie lub broń wypada z dłoni swego nosiciela. </text:p>
      <text:p text:style-name="P14"><text:soft-page-break/>Dzierży Magiczną Broń</text:p>
      <text:p text:style-name="P41">Posiadasz broń o dziwnych właściwościach i Twoja wiedza o jej mocy pozwoliła Ci stworzyć unikalny styl walki.</text:p>
      <text:p text:style-name="P41">Tier 1: Zaczarowana Broń</text:p>
      <text:p text:style-name="P41">Tier 1: Wrodzona Moc</text:p>
      <text:p text:style-name="P41">Tier 1: Naładowanie Broni</text:p>
      <text:p text:style-name="P41">Tier 2: Uderzenie Mocy</text:p>
      <text:p text:style-name="P41">Tier 3: Szybki Atak lub Rzut Zaczarowaną Bronią</text:p>
      <text:p text:style-name="P41">Tier 4: Broń Defensywna</text:p>
      <text:p text:style-name="P41">Tier 5: Zaczarowany Ruch</text:p>
      <text:p text:style-name="P41">Tier 6: Smiertelny Cios lub Wielokrotny Atak</text:p>
      <text:p text:style-name="P41">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41">Możesz latać i jesteś supersilny, ciężki w uszkodzeniu, a także szybki. Czy jest coś, czego nie możesz zrobić?</text:p>
      <text:p text:style-name="P41">Tier 1: Unoszenie się</text:p>
      <text:p text:style-name="P41">Tier 2: Większy Ulepszony Potencjał</text:p>
      <text:p text:style-name="P41">Tier 3: Ukryta Siła lub Rentgen w Oczach</text:p>
      <text:p text:style-name="P41">Tier 4: W Mgnieniu Oka</text:p>
      <text:p text:style-name="P41">Tier 4: Rozpęd</text:p>
      <text:p text:style-name="P41">Tier 5: Jeszcze Żywy</text:p>
      <text:p text:style-name="P41">Tier 6: palące światło lub Zignorowanie Przeszkody</text:p>
      <text:p text:style-name="P41">Wtrącenie MG: Nemezis Cię odnajduje. Odnaleziono dziwny materiał, któy niweluje moce postacu. </text:p>
      <text:p text:style-name="P14">Gra w Zbyt Wiele Gier</text:p>
      <text:p text:style-name="P41">Lekcje, refleks i strategie, których się nauczyłeś, grając w zbyt wiele gier, mają zastosowanie w prawdziwym życiu, gdzie ludzie, którzy nie grają dostatecznie dużo muszą się szczególnie męczyć. </text:p>
      <text:p text:style-name="P41">Tier 1: Game Lessons</text:p>
      <text:p text:style-name="P41">Tier 1: Gamer</text:p>
      <text:p text:style-name="P41">Tier 2: Zero Dark Eyes</text:p>
      <text:p text:style-name="P41">Tier 2: Resist Tricks</text:p>
      <text:p text:style-name="P41">Tier 3: Sniper’s Aim or Enhanced Speed Edge</text:p>
      <text:p text:style-name="P41"><text:soft-page-break/>Tier 4: Mind Games</text:p>
      <text:p text:style-name="P41">Tier 4: Enhanced Intellect</text:p>
      <text:p text:style-name="P41">Tier 5: Gamer’s Fortitude</text:p>
      <text:p text:style-name="P41">Tier 6: Mind Surge or Gaming God</text:p>
      <text:p text:style-name="P41">GM Intrusions: Missed attacks strike the wrong target. Equipment breaks. Sometimes people react negatively</text:p>
      <text:p text:style-name="P41">to someone who has lived most of their life in imaginary game worlds.</text:p>
      <text:p text:style-name="Text_20_body">Grzmi (Thunders)</text:p>
      <text:p text:style-name="Text_20_body">Ignoruje Fizyczny Dystans (Ignores Physical Distance)</text:p>
      <text:p text:style-name="Text_20_body">Infiltruje (Infiltrates)</text:p>
      <text:p text:style-name="Text_20_body">Interpretuje Prawo (Interprets the Law)</text:p>
      <text:p text:style-name="Text_20_body">Istnieje Częściowo Poza Fazą (Exists Partially Out of Phase)</text:p>
      <text:p text:style-name="Text_20_body">Istnieje w Dwóch Miejscach Naraz (Exists in Two Places at Once)</text:p>
      <text:p text:style-name="Text_20_body">Izoluje Umysł od Ciała (Separates Mind from Body)</text:p>
      <text:p text:style-name="Text_20_body">Jaśnieje Światłością (Blazes With Radiance)</text:p>
      <text:p text:style-name="Text_20_body">Jest Bardzo Silny (Performs Feats of Strength)</text:p>
      <text:p text:style-name="Text_20_body">Jest Idolem Milionów (Is Idolized by Millions)</text:p>
      <text:p text:style-name="Text_20_body">Jest Jasnowidzem (Sees Beyond)</text:p>
      <text:p text:style-name="Text_20_body"><text:span text:style-name="T4">J</text:span>est Jednoosobowym Bastionem (Stands Like a Bastion)</text:p>
      <text:p text:style-name="Text_20_body">Jest Mistrzem Obrony (Masters Defense)</text:p>
      <text:p text:style-name="Text_20_body">Jest Poszukiwany Przez Prawo (Is Wanted by the Law)</text:p>
      <text:p text:style-name="Text_20_body">Jest Stworzony z Kamienia (Abides in Stone)</text:p>
      <text:p text:style-name="Text_20_body">Jeździ Jak Maniak (Drives Like A Maniac)</text:p>
      <text:p text:style-name="Text_20_body">Kocha Pustkę (Loves the Void)</text:p>
      <text:p text:style-name="Text_20_body">Kontroluje Bestie (Controls Beasts)</text:p>
      <text:p text:style-name="Text_20_body">Kopiuje Supermoce (Copies Superpowers)</text:p>
      <text:p text:style-name="Text_20_body">Leci na Wspaniałych Skrzydłach (Soars on Amazing Wings)</text:p>
      <text:p text:style-name="Text_20_body">Łamie Systemy (Works the System)</text:p>
      <text:p text:style-name="Text_20_body">Łączy Ciało i Stal (Fuses Flesh and Steel)</text:p>
      <text:p text:style-name="Text_20_body">Łączy Umysł i Maszynę (Fuses Mind and Machine)</text:p>
      <text:p text:style-name="Text_20_body">Ma Szlachetną Krew (Descends From Nobility)</text:p>
      <text:p text:style-name="Text_20_body">Ma Tysiac Twarzy (Has a Thousand Faces)</text:p>
      <text:p text:style-name="Text_20_body"><text:soft-page-break/>Mistrzowsko Posługuje się Broni (Masters Weaponry)</text:p>
      <text:p text:style-name="Text_20_body">Morduje (Murders)</text:p>
      <text:p text:style-name="Text_20_body">Mówi Głosem Ziemi (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text:soft-page-break/>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text:soft-page-break/>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4-18T00:05:05.376000000</dc:date>
    <meta:editing-duration>PT1H51M52S</meta:editing-duration>
    <meta:editing-cycles>16</meta:editing-cycles>
    <meta:generator>LibreOffice/7.1.4.2$Windows_X86_64 LibreOffice_project/a529a4fab45b75fefc5b6226684193eb000654f6</meta:generator>
    <meta:document-statistic meta:table-count="0" meta:image-count="0" meta:object-count="0" meta:page-count="13" meta:paragraph-count="284" meta:word-count="3590" meta:character-count="24009" meta:non-whitespace-character-count="20720"/>
  </office:meta>
</office:document-meta>
</file>